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3.44cm"/>
    </style:style>
    <style:style style:name="co10" style:family="table-column">
      <style:table-column-properties fo:break-before="auto" style:column-width="1.83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4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5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6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7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8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9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0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1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2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3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4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5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6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7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8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9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20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21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22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84"/>
    <style:style style:name="ce26" style:family="table-cell" style:parent-style-name="Default">
      <style:table-cell-properties fo:wrap-option="wrap"/>
    </style:style>
    <style:style style:name="ce27" style:family="table-cell" style:parent-style-name="Default" style:data-style-name="N100"/>
  </office:automatic-styles>
  <office:body>
    <office:spreadsheet>
      <table:table table:name="Summary She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>
            <text:p>Test Number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Directory</text:p>
          </table:table-cell>
          <table:table-cell table:style-name="ce1" office:value-type="string">
            <text:p>Clock 1</text:p>
          </table:table-cell>
          <table:table-cell table:style-name="ce1" office:value-type="string">
            <text:p>Clock 2</text:p>
          </table:table-cell>
          <table:table-cell table:style-name="ce1" office:value-type="string">
            <text:p>Location 1</text:p>
          </table:table-cell>
          <table:table-cell table:style-name="ce1" office:value-type="string">
            <text:p>Location 2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Status</text:p>
          </table:table-cell>
          <table:table-cell office:value-type="string">
            <text:p>Directory</text:p>
          </table:table-cell>
        </table:table-row>
        <table:table-row table:style-name="ro2">
          <table:table-cell/>
          <table:table-cell office:value-type="string">
            <text:p><text:a xlink:href="#Test1" xlink:type="simple">001</text:a></text:p>
          </table:table-cell>
          <table:table-cell table:formula="of:=[Test1.C4]" office:value-type="date" office:date-value="2014-02-27">
            <text:p>27/02/14</text:p>
          </table:table-cell>
          <table:table-cell table:formula="of:=[Test1.C6]" office:value-type="string" office:string-value="TimePort-To-Soft-Test1">
            <text:p>TimePort-To-Soft-Test1</text:p>
          </table:table-cell>
          <table:table-cell table:formula="of:=[Test1.C11]" office:value-type="string" office:string-value="TimePort_1">
            <text:p>TimePort_1</text:p>
          </table:table-cell>
          <table:table-cell table:formula="of:=[Test1.F11]" office:value-type="string" office:string-value="PTPd_Netbook">
            <text:p>PTPd_Netbook</text:p>
          </table:table-cell>
          <table:table-cell table:formula="of:=[Test1.C13]" office:value-type="string" office:string-value="4E 4... (Watson's Office)">
            <text:p>4E 4... (Watson's Office)</text:p>
          </table:table-cell>
          <table:table-cell table:formula="of:=[Test1.F13]" office:value-type="string" office:string-value="2E 2.13">
            <text:p>2E 2.13</text:p>
          </table:table-cell>
          <table:table-cell table:formula="of:=[Test1.C7]" office:value-type="float" office:value="1037">
            <text:p>1037</text:p>
          </table:table-cell>
          <table:table-cell table:formula="of:=[Test1.C8]" office:value-type="float" office:value="1720">
            <text:p>1720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Soft-Test1/" xlink:type="simple">/home/james/FinalYearProject/PTPData/TestData/TimePort-To-Soft-Test1/</text:a></text:p>
          </table:table-cell>
        </table:table-row>
        <table:table-row table:style-name="ro2">
          <table:table-cell/>
          <table:table-cell office:value-type="string">
            <text:p><text:a xlink:href="#Test2" xlink:type="simple">002</text:a></text:p>
          </table:table-cell>
          <table:table-cell table:formula="of:=[Test2.C4]" office:value-type="date" office:date-value="2014-02-28">
            <text:p>28/02/14</text:p>
          </table:table-cell>
          <table:table-cell table:formula="of:=[Test2.C6]" office:value-type="string" office:string-value="TimePort-To-Soft-Test2">
            <text:p>TimePort-To-Soft-Test2</text:p>
          </table:table-cell>
          <table:table-cell table:formula="of:=[Test2.C11]" office:value-type="string" office:string-value="TimePort_1">
            <text:p>TimePort_1</text:p>
          </table:table-cell>
          <table:table-cell table:formula="of:=[Test2.F11]" office:value-type="string" office:string-value="PTPd_Netbook">
            <text:p>PTPd_Netbook</text:p>
          </table:table-cell>
          <table:table-cell table:formula="of:=[Test2.C13]" office:value-type="string" office:string-value="4E 4... (Watson's Office)">
            <text:p>4E 4... (Watson's Office)</text:p>
          </table:table-cell>
          <table:table-cell table:formula="of:=[Test2.F13]" office:value-type="string" office:string-value="2E 2.13">
            <text:p>2E 2.13</text:p>
          </table:table-cell>
          <table:table-cell table:formula="of:=[Test2.C7]" office:value-type="float" office:value="1140">
            <text:p>1140</text:p>
          </table:table-cell>
          <table:table-cell table:formula="of:=[Test2.C8]" office:value-type="float" office:value="1700">
            <text:p>1700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Soft-Test2/" xlink:type="simple">/home/james/FinalYearProject/PTPData/TestData/TimePort-To-Soft-Test2/</text:a></text:p>
          </table:table-cell>
        </table:table-row>
        <table:table-row table:style-name="ro2">
          <table:table-cell/>
          <table:table-cell office:value-type="string">
            <text:p><text:a xlink:href="#Test3" xlink:type="simple">003</text:a></text:p>
          </table:table-cell>
          <table:table-cell table:formula="of:=[Test3.C4]" office:value-type="date" office:date-value="2014-02-28">
            <text:p>28/02/14</text:p>
          </table:table-cell>
          <table:table-cell table:formula="of:=[Test3.C6]" office:value-type="string" office:string-value="TimePort-To-Soft-Test3">
            <text:p>TimePort-To-Soft-Test3</text:p>
          </table:table-cell>
          <table:table-cell table:formula="of:=[Test3.C11]" office:value-type="string" office:string-value="TimePort_1">
            <text:p>TimePort_1</text:p>
          </table:table-cell>
          <table:table-cell table:formula="of:=[Test3.F11]" office:value-type="string" office:string-value="PTPd_Desktop">
            <text:p>PTPd_Desktop</text:p>
          </table:table-cell>
          <table:table-cell table:formula="of:=[Test3.C13]" office:value-type="string" office:string-value="2E 4... (Watson's Office)">
            <text:p>2E 4... (Watson's Office)</text:p>
          </table:table-cell>
          <table:table-cell table:formula="of:=[Test3.F13]" office:value-type="string" office:string-value="2E 4..">
            <text:p>2E 4..</text:p>
          </table:table-cell>
          <table:table-cell table:formula="of:=[Test3.C7]" office:value-type="float" office:value="1015">
            <text:p>1015</text:p>
          </table:table-cell>
          <table:table-cell table:formula="of:=[Test3.C8]" office:value-type="float" office:value="0">
            <text:p>0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Soft-Test3/" xlink:type="simple">/home/james/FinalYearProject/PTPData/TestData/TimePort-To-Soft-Test3/</text:a></text:p>
          </table:table-cell>
        </table:table-row>
        <table:table-row table:style-name="ro2">
          <table:table-cell/>
          <table:table-cell office:value-type="string">
            <text:p><text:a xlink:href="#Test4" xlink:type="simple">004</text:a></text:p>
          </table:table-cell>
          <table:table-cell table:formula="of:=[Test4.C4]" office:value-type="date" office:date-value="2014-03-03">
            <text:p>03/03/14</text:p>
          </table:table-cell>
          <table:table-cell table:formula="of:=[Test4.C6]" office:value-type="string" office:string-value="TimePort-To-Soft-Test4">
            <text:p>TimePort-To-Soft-Test4</text:p>
          </table:table-cell>
          <table:table-cell table:formula="of:=[Test4.C11]" office:value-type="string" office:string-value="TimePort_1">
            <text:p>TimePort_1</text:p>
          </table:table-cell>
          <table:table-cell table:formula="of:=[Test4.F11]" office:value-type="string" office:string-value="PTPd_netbook">
            <text:p>PTPd_netbook</text:p>
          </table:table-cell>
          <table:table-cell table:formula="of:=[Test4.C13]" office:value-type="string" office:string-value="Watson's Office">
            <text:p>Watson's Office</text:p>
          </table:table-cell>
          <table:table-cell table:formula="of:=[Test4.F13]" office:value-type="string" office:string-value="2E2.11?">
            <text:p>2E2.11?</text:p>
          </table:table-cell>
          <table:table-cell table:formula="of:=[Test4.C7]" office:value-type="string" office:string-value="0810">
            <text:p>0810</text:p>
          </table:table-cell>
          <table:table-cell table:formula="of:=[Test4.C8]" office:value-type="string" office:string-value="1400">
            <text:p>1400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Soft-Test4/" xlink:type="simple">/home/james/FinalYearProject/PTPData/TestData/TimePort-To-Soft-Test4/</text:a></text:p>
          </table:table-cell>
        </table:table-row>
        <table:table-row table:style-name="ro2">
          <table:table-cell/>
          <table:table-cell office:value-type="string">
            <text:p><text:a xlink:href="#Test5" xlink:type="simple">005</text:a></text:p>
          </table:table-cell>
          <table:table-cell table:formula="of:=[Test5.C4]" office:value-type="date" office:date-value="2014-03-03">
            <text:p>03/03/14</text:p>
          </table:table-cell>
          <table:table-cell table:formula="of:=[Test5.C6]" office:value-type="string" office:string-value="TimePort-To-SoftTest5">
            <text:p>TimePort-To-SoftTest5</text:p>
          </table:table-cell>
          <table:table-cell table:formula="of:=[Test5.C11]" office:value-type="string" office:string-value="TimePort_1">
            <text:p>TimePort_1</text:p>
          </table:table-cell>
          <table:table-cell table:formula="of:=[Test5.F11]" office:value-type="string" office:string-value="PTPd_netbook">
            <text:p>PTPd_netbook</text:p>
          </table:table-cell>
          <table:table-cell table:formula="of:=[Test5.C13]" office:value-type="string" office:string-value="Watson's Office">
            <text:p>Watson's Office</text:p>
          </table:table-cell>
          <table:table-cell table:formula="of:=[Test5.F13]" office:value-type="string" office:string-value="Library">
            <text:p>Library</text:p>
          </table:table-cell>
          <table:table-cell table:formula="of:=[Test5.C7]" office:value-type="float" office:value="929">
            <text:p>929</text:p>
          </table:table-cell>
          <table:table-cell table:formula="of:=[Test5.C8]" office:value-type="string" office:string-value="1702">
            <text:p>1702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Soft-Test5/" xlink:type="simple">/home/james/FinalYearProject/PTPData/TestData/TimePort-To-Soft-Test5/</text:a></text:p>
          </table:table-cell>
        </table:table-row>
        <table:table-row table:style-name="ro2">
          <table:table-cell/>
          <table:table-cell office:value-type="string">
            <text:p><text:a xlink:href="#Test6" xlink:type="simple">006</text:a></text:p>
          </table:table-cell>
          <table:table-cell table:formula="of:=[Test6.C4]" office:value-type="date" office:date-value="2014-03-03">
            <text:p>03/03/14</text:p>
          </table:table-cell>
          <table:table-cell table:formula="of:=[Test6.C6]" office:value-type="string" office:string-value="TimePort-To-Beaglebone1">
            <text:p>TimePort-To-Beaglebone1</text:p>
          </table:table-cell>
          <table:table-cell table:formula="of:=[Test6.C11]" office:value-type="string" office:string-value="TimePort_1">
            <text:p>TimePort_1</text:p>
          </table:table-cell>
          <table:table-cell table:formula="of:=[Test6.F11]" office:value-type="string" office:string-value="Beaglebone_1">
            <text:p>Beaglebone_1</text:p>
          </table:table-cell>
          <table:table-cell table:formula="of:=[Test6.C13]" office:value-type="string" office:string-value="Watson's Office">
            <text:p>Watson's Office</text:p>
          </table:table-cell>
          <table:table-cell table:formula="of:=[Test6.F13]" office:value-type="string" office:string-value="Watson's Office">
            <text:p>Watson's Office</text:p>
          </table:table-cell>
          <table:table-cell table:formula="of:=[Test6.C7]" office:value-type="string" office:string-value="Unknown">
            <text:p>Unknown</text:p>
          </table:table-cell>
          <table:table-cell table:formula="of:=[Test6.C8]" office:value-type="float" office:value="0">
            <text:p>0</text:p>
          </table:table-cell>
          <table:table-cell table:style-name="ce3" office:value-type="string">
            <text:p>Finished</text:p>
          </table:table-cell>
          <table:table-cell office:value-type="string">
            <text:p><text:a xlink:href="../TimePort-To-Beaglebone-Test1/" xlink:type="simple">/home/james/FinalYearProject/PTPData/TestData/TimePort-To-Beaglebone-Test1/</text:a></text:p>
          </table:table-cell>
        </table:table-row>
        <table:table-row table:style-name="ro2">
          <table:table-cell/>
          <table:table-cell office:value-type="string">
            <text:p><text:a xlink:href="#Test7" xlink:type="simple">007</text:a></text:p>
          </table:table-cell>
          <table:table-cell table:style-name="ce2" table:formula="of:=[Test7.C4]" office:value-type="date" office:date-value="2014-03-04">
            <text:p>04/03/14</text:p>
          </table:table-cell>
          <table:table-cell table:formula="of:=[Test7.C6]" office:value-type="string" office:string-value="TimePort-To-Soft-Test6">
            <text:p>TimePort-To-Soft-Test6</text:p>
          </table:table-cell>
          <table:table-cell table:formula="of:=[Test7.C11]" office:value-type="string" office:string-value="TimePort_1">
            <text:p>TimePort_1</text:p>
          </table:table-cell>
          <table:table-cell table:formula="of:=[Test7.F11]" office:value-type="string" office:string-value="PTPd_netbook">
            <text:p>PTPd_netbook</text:p>
          </table:table-cell>
          <table:table-cell table:formula="of:=[Test7.C13]" office:value-type="string" office:string-value="Watson's Office">
            <text:p>Watson's Office</text:p>
          </table:table-cell>
          <table:table-cell table:formula="of:=[Test7.F13]" office:value-type="string" office:string-value="2E Lab..">
            <text:p>2E Lab..</text:p>
          </table:table-cell>
          <table:table-cell table:formula="of:=[Test7.C7]" office:value-type="string" office:string-value="1217">
            <text:p>1217</text:p>
          </table:table-cell>
          <table:table-cell table:formula="of:=[Test7.C8]" office:value-type="string" office:string-value="1728">
            <text:p>1728</text:p>
          </table:table-cell>
          <table:table-cell table:style-name="ce4" office:value-type="string">
            <text:p>Finished</text:p>
          </table:table-cell>
          <table:table-cell/>
        </table:table-row>
        <table:table-row table:style-name="ro2">
          <table:table-cell/>
          <table:table-cell office:value-type="string">
            <text:p><text:a xlink:href="#Test8" xlink:type="simple">008</text:a></text:p>
          </table:table-cell>
          <table:table-cell table:formula="of:=[Test8.C4]" office:value-type="date" office:date-value="2014-03-05">
            <text:p>05/03/14</text:p>
          </table:table-cell>
          <table:table-cell table:formula="of:=[Test8.C6]" office:value-type="string" office:string-value="TimePort_To_Beaglebone2">
            <text:p>TimePort_To_Beaglebone2</text:p>
          </table:table-cell>
          <table:table-cell table:formula="of:=[Test8.C11]" office:value-type="string" office:string-value="TimePort_1">
            <text:p>TimePort_1</text:p>
          </table:table-cell>
          <table:table-cell table:formula="of:=[Test8.F11]" office:value-type="string" office:string-value="Beaglebone_1">
            <text:p>Beaglebone_1</text:p>
          </table:table-cell>
          <table:table-cell table:formula="of:=[Test8.C13]" office:value-type="string" office:string-value="Watson's Office">
            <text:p>Watson's Office</text:p>
          </table:table-cell>
          <table:table-cell table:formula="of:=[Test8.F13]" office:value-type="string" office:string-value="Watson's Office">
            <text:p>Watson's Office</text:p>
          </table:table-cell>
          <table:table-cell table:formula="of:=[Test8.C7]" office:value-type="string" office:string-value="Unknown">
            <text:p>Unknown</text:p>
          </table:table-cell>
          <table:table-cell table:formula="of:=[Test8.C8]" office:value-type="float" office:value="0">
            <text:p>0</text:p>
          </table:table-cell>
          <table:table-cell table:style-name="ce5" office:value-type="string">
            <text:p>Finished</text:p>
          </table:table-cell>
          <table:table-cell/>
        </table:table-row>
        <table:table-row table:style-name="ro2">
          <table:table-cell/>
          <table:table-cell office:value-type="string">
            <text:p><text:a xlink:href="#Test9" xlink:type="simple">009</text:a></text:p>
          </table:table-cell>
          <table:table-cell table:formula="of:=[Test9.C4]" office:value-type="date" office:date-value="2014-03-05">
            <text:p>05/03/14</text:p>
          </table:table-cell>
          <table:table-cell table:formula="of:=[Test9.C6]" office:value-type="string" office:string-value="TimePort_To_Soft_Test7">
            <text:p>TimePort_To_Soft_Test7</text:p>
          </table:table-cell>
          <table:table-cell table:formula="of:=[Test9.C11]" office:value-type="string" office:string-value="TimePort_1">
            <text:p>TimePort_1</text:p>
          </table:table-cell>
          <table:table-cell table:formula="of:=[Test9.F11]" office:value-type="string" office:string-value="PTPd_netbook">
            <text:p>PTPd_netbook</text:p>
          </table:table-cell>
          <table:table-cell table:formula="of:=[Test9.C13]" office:value-type="string" office:string-value="Watson's Office">
            <text:p>Watson's Office</text:p>
          </table:table-cell>
          <table:table-cell table:formula="of:=[Test9.F13]" office:value-type="string" office:string-value="2E Lab..">
            <text:p>2E Lab..</text:p>
          </table:table-cell>
          <table:table-cell table:formula="of:=[Test9.C7]" office:value-type="string" office:string-value="1110">
            <text:p>1110</text:p>
          </table:table-cell>
          <table:table-cell office:value-type="string">
            <text:p>1800?</text:p>
          </table:table-cell>
          <table:table-cell table:style-name="ce6" office:value-type="string">
            <text:p>Finished</text:p>
          </table:table-cell>
          <table:table-cell/>
        </table:table-row>
        <table:table-row table:style-name="ro2">
          <table:table-cell/>
          <table:table-cell office:value-type="string">
            <text:p><text:a xlink:href="#Test10" xlink:type="simple">010</text:a></text:p>
          </table:table-cell>
          <table:table-cell table:formula="of:=[Test10.C4]" office:value-type="date" office:date-value="2014-03-05">
            <text:p>05/03/14</text:p>
          </table:table-cell>
          <table:table-cell table:formula="of:=[Test10.C6]" office:value-type="string" office:string-value="TimePort_To_Beaglebone3">
            <text:p>TimePort_To_Beaglebone3</text:p>
          </table:table-cell>
          <table:table-cell table:formula="of:=[Test10.C11]" office:value-type="string" office:string-value="TimePort_1">
            <text:p>TimePort_1</text:p>
          </table:table-cell>
          <table:table-cell table:formula="of:=[Test10.F11]" office:value-type="string" office:string-value="Beaglebone_1">
            <text:p>Beaglebone_1</text:p>
          </table:table-cell>
          <table:table-cell table:formula="of:=[Test10.C13]" office:value-type="string" office:string-value="Watson's Office">
            <text:p>Watson's Office</text:p>
          </table:table-cell>
          <table:table-cell table:formula="of:=[Test10.F13]" office:value-type="string" office:string-value="Watson's Office">
            <text:p>Watson's Office</text:p>
          </table:table-cell>
          <table:table-cell table:formula="of:=[Test10.C7]" office:value-type="string" office:string-value="Unknown">
            <text:p>Unknown</text:p>
          </table:table-cell>
          <table:table-cell table:formula="of:=[Test10.C9]" office:value-type="float" office:value="0">
            <text:p>0</text:p>
          </table:table-cell>
          <table:table-cell table:style-name="ce7" office:value-type="string">
            <text:p>In Progress</text:p>
          </table:table-cell>
          <table:table-cell/>
        </table:table-row>
        <table:table-row table:style-name="ro2">
          <table:table-cell/>
          <table:table-cell office:value-type="float" office:value="11">
            <text:p>11</text:p>
          </table:table-cell>
          <table:table-cell table:style-name="ce2" table:formula="of:=[Test11.C4]" office:value-type="date" office:date-value="2014-03-06">
            <text:p>06/03/14</text:p>
          </table:table-cell>
          <table:table-cell table:formula="of:=[Test11.C6]" office:value-type="string" office:string-value="TimePort_To_Soft_Test8">
            <text:p>TimePort_To_Soft_Test8</text:p>
          </table:table-cell>
          <table:table-cell table:formula="of:=[Test11.C11]" office:value-type="string" office:string-value="TimePort_1">
            <text:p>TimePort_1</text:p>
          </table:table-cell>
          <table:table-cell table:formula="of:=[Test11.F11]" office:value-type="string" office:string-value="PTPd_netbook">
            <text:p>PTPd_netbook</text:p>
          </table:table-cell>
          <table:table-cell table:formula="of:=[Test11.C13]" office:value-type="string" office:string-value="Watson's Office">
            <text:p>Watson's Office</text:p>
          </table:table-cell>
          <table:table-cell table:formula="of:=[Test11.F13]" office:value-type="string" office:string-value="2E Lab..">
            <text:p>2E Lab..</text:p>
          </table:table-cell>
          <table:table-cell office:value-type="float" office:value="1111">
            <text:p>1111</text:p>
          </table:table-cell>
          <table:table-cell table:formula="of:=[Test11.C9]" office:value-type="float" office:value="0">
            <text:p>0</text:p>
          </table:table-cell>
          <table:table-cell table:style-name="ce8" office:value-type="string">
            <text:p>Stopped</text:p>
          </table:table-cell>
          <table:table-cell/>
        </table:table-row>
        <table:table-row table:style-name="ro1">
          <table:table-cell table:number-columns-repeated="10"/>
          <table:table-cell table:style-name="ce9"/>
          <table:table-cell/>
        </table:table-row>
        <table:table-row table:style-name="ro1">
          <table:table-cell table:number-columns-repeated="10"/>
          <table:table-cell table:style-name="ce10"/>
          <table:table-cell/>
        </table:table-row>
        <table:table-row table:style-name="ro1">
          <table:table-cell table:number-columns-repeated="10"/>
          <table:table-cell table:style-name="ce11"/>
          <table:table-cell/>
        </table:table-row>
        <table:table-row table:style-name="ro1">
          <table:table-cell table:number-columns-repeated="10"/>
          <table:table-cell table:style-name="ce12"/>
          <table:table-cell/>
        </table:table-row>
        <table:table-row table:style-name="ro1">
          <table:table-cell table:number-columns-repeated="10"/>
          <table:table-cell table:style-name="ce13"/>
          <table:table-cell/>
        </table:table-row>
        <table:table-row table:style-name="ro1">
          <table:table-cell table:number-columns-repeated="10"/>
          <table:table-cell table:style-name="ce14"/>
          <table:table-cell/>
        </table:table-row>
        <table:table-row table:style-name="ro1">
          <table:table-cell table:number-columns-repeated="10"/>
          <table:table-cell table:style-name="ce15"/>
          <table:table-cell/>
        </table:table-row>
        <table:table-row table:style-name="ro1">
          <table:table-cell table:number-columns-repeated="10"/>
          <table:table-cell table:style-name="ce16"/>
          <table:table-cell/>
        </table:table-row>
        <table:table-row table:style-name="ro1">
          <table:table-cell table:number-columns-repeated="10"/>
          <table:table-cell table:style-name="ce17"/>
          <table:table-cell/>
        </table:table-row>
        <table:table-row table:style-name="ro1">
          <table:table-cell table:number-columns-repeated="10"/>
          <table:table-cell table:style-name="ce18"/>
          <table:table-cell/>
        </table:table-row>
        <table:table-row table:style-name="ro1">
          <table:table-cell table:number-columns-repeated="10"/>
          <table:table-cell table:style-name="ce19"/>
          <table:table-cell/>
        </table:table-row>
        <table:table-row table:style-name="ro1">
          <table:table-cell table:number-columns-repeated="10"/>
          <table:table-cell table:style-name="ce20"/>
          <table:table-cell/>
        </table:table-row>
        <table:table-row table:style-name="ro1">
          <table:table-cell table:number-columns-repeated="10"/>
          <table:table-cell table:style-name="ce21"/>
          <table:table-cell office:value-type="string">
            <text:p><text:s/></text:p>
          </table:table-cell>
        </table:table-row>
        <table:table-row table:style-name="ro1">
          <table:table-cell table:number-columns-repeated="10"/>
          <table:table-cell table:style-name="ce22"/>
          <table:table-cell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'Summary Sheet'.K3:'Summary Sheet'.K8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0:'Summary Sheet'.K10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1:'Summary Sheet'.K11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9:'Summary Sheet'.K9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2:'Summary Sheet'.K12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3:'Summary Sheet'.K13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4:'Summary Sheet'.K14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5:'Summary Sheet'.K15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6:'Summary Sheet'.K16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7:'Summary Sheet'.K17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8:'Summary Sheet'.K18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9:'Summary Sheet'.K19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20:'Summary Sheet'.K20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21:'Summary Sheet'.K21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22:'Summary Sheet'.K22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23:'Summary Sheet'.K23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24:'Summary Sheet'.K24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25:'Summary Sheet'.K25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26:'Summary Sheet'.K26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27:'Summary Sheet'.K27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</calcext:conditional-formats>
      </table:table>
      <table:table table:name="Test1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1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2-27">
            <text:p>2014-02-2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-Test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037">
            <text:p>103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office:value-type="float" office:value="1720">
            <text:p>172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4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2.13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3">
          <table:table-cell/>
          <table:table-cell table:style-name="ce24" office:value-type="string">
            <text:p>Test Description</text:p>
          </table:table-cell>
          <table:table-cell table:style-name="ce26" office:value-type="string" table:number-columns-spanned="4" table:number-rows-spanned="1">
            <text:p>An initial test to collect data to supplement the example data already received. Will run test for a day and will run some metrics. 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1" office:value-type="string">
            <text:p>Comments</text:p>
          </table:table-cell>
          <table:table-cell table:style-name="ce26" office:value-type="string" table:number-columns-spanned="4" table:number-rows-spanned="1">
            <text:p>1342: Data seems to be collecting just fine. In 3 hours 20mins : 45MB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2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2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2-28">
            <text:p>2014-02-2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office:value-type="string">
            <text:p>RawDataPT2.tx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-Test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140">
            <text:p>114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office:value-type="float" office:value="1700">
            <text:p>17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4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2.13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1">
          <table:table-cell/>
          <table:table-cell table:style-name="ce24" office:value-type="string">
            <text:p>Test Description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26" office:value-type="string" table:number-columns-spanned="4" table:number-rows-spanned="1">
            <text:p>1330: Stopped Test to run test downstairs in power lab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1408: Restarted test as ports downstairs don't work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1700; Test finishe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Need to clean up the end of the file as there's so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ata lost. (removed ethernet cable?)</text:p>
          </table:table-cell>
          <table:table-cell table:number-columns-repeated="3"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3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3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2-28">
            <text:p>2014-02-2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-Test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015">
            <text:p>101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Desktop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2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4..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2">
          <table:table-cell/>
          <table:table-cell table:style-name="ce24" office:value-type="string">
            <text:p>Test Description</text:p>
          </table:table-cell>
          <table:table-cell table:style-name="ce26" office:value-type="string" table:number-columns-spanned="4" table:number-rows-spanned="1">
            <text:p>Testing in Watson's Office. GPS now works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26" office:value-type="string" table:number-columns-spanned="4" table:number-rows-spanned="1">
            <text:p>GPS now works fine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Will only collect for a few hours. 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Watson is collecting data, so not sure how long it'll take to collect d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ill stop when GM is transferred to other lab</text:p>
          </table:table-cell>
          <table:table-cell table:number-columns-repeated="3"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4" table:style-name="ta1">
        <table:table-column table:style-name="co1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4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3-03">
            <text:p>2014-03-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-Test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27" office:value-type="string">
            <text:p>081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27" office:value-type="string">
            <text:p>14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2.11?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24" office:value-type="string">
            <text:p>Test Description</text:p>
          </table:table-cell>
          <table:table-cell table:style-name="ce26" office:value-type="string" table:number-columns-spanned="4" table:number-rows-spanned="1">
            <text:p>Standard Test. 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26" office:value-type="string" table:number-columns-spanned="4" table:number-rows-spanned="1">
            <text:p>Stopped 0923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tarted at 1230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topped at 1400</text:p>
          </table:table-cell>
          <table:table-cell table:number-columns-repeated="3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5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5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3-03">
            <text:p>2014-03-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Test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27" office:value-type="float" office:value="929">
            <text:p>92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27" office:value-type="string">
            <text:p>170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Library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 office:value-type="string">
            <text:p>2/378</text:p>
          </table:table-cell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 office:value-type="string">
            <text:p>Clock # 2 Port2</text:p>
          </table:table-cell>
          <table:table-cell office:value-type="string">
            <text:p>2/321</text:p>
          </table:table-cell>
        </table:table-row>
        <table:table-row table:style-name="ro1">
          <table:table-cell/>
          <table:table-cell table:style-name="ce24" office:value-type="string">
            <text:p>Test Description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26" office:value-type="string" table:number-columns-spanned="4" table:number-rows-spanned="1">
            <text:p>Stopped: 1148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tarted : 1420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6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6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Beaglebone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3-03">
            <text:p>2014-03-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Beaglebone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27" office:value-type="string">
            <text:p>Unknow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27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Hard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Watson's Office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24" office:value-type="string">
            <text:p>Test Description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26" office:value-type="string" table:number-columns-spanned="4" table:number-rows-spanned="1">
            <text:p>First beaglebone test!!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7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7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_Test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3-04">
            <text:p>2014-03-0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-Test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27" office:value-type="string">
            <text:p>121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27" office:value-type="string">
            <text:p>172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Lab..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 table:style-name="ce27" office:value-type="string">
            <text:p>2/55</text:p>
          </table:table-cell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24" office:value-type="string">
            <text:p>Test Description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omments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8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2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Beaglebone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3-05">
            <text:p>2014-03-0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_To_Beaglebone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27" office:value-type="string">
            <text:p>Unknow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27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Hard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Watson's Office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24" office:value-type="string">
            <text:p>Test Description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omments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9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8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_Test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3-05">
            <text:p>2014-03-0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_To_Soft_Test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27" office:value-type="string">
            <text:p>111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27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Lab..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 table:style-name="ce27" office:value-type="string">
            <text:p>2/55</text:p>
          </table:table-cell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24" office:value-type="string">
            <text:p>Test Description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omments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10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3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Beaglebone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3-05">
            <text:p>2014-03-0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_To_Beaglebone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27" office:value-type="string">
            <text:p>Unknow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27"/>
          <table:table-cell table:number-columns-repeated="3"/>
        </table:table-row>
        <table:table-row table:style-name="ro1">
          <table:table-cell table:number-columns-repeated="2"/>
          <table:table-cell/>
          <table:table-cell table:number-columns-repeated="3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Hard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Watson's Office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24" office:value-type="string">
            <text:p>Test Description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omments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1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8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office:value-type="string">
            <text:p>Test Name</text:p>
          </table:table-cell>
          <table:table-cell office:value-type="string">
            <text:p>TimePort_To_Soft_Test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st ID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st Date</text:p>
          </table:table-cell>
          <table:table-cell table:style-name="ce25" office:value-type="date" office:date-value="2014-03-06">
            <text:p>2014-03-0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rectory:</text:p>
          </table:table-cell>
          <table:table-cell office:value-type="string">
            <text:p>TimePort_To_Soft_Test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 Time</text:p>
          </table:table-cell>
          <table:table-cell table:style-name="ce27" office:value-type="string">
            <text:p>11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nd Time</text:p>
          </table:table-cell>
          <table:table-cell table:style-name="ce27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number-columns-repeated="3"/>
        </table:table-row>
        <table:table-row table:style-name="ro1">
          <table:table-cell/>
          <table:table-cell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Lab..</text:p>
          </table:table-cell>
        </table:table-row>
        <table:table-row table:style-name="ro1">
          <table:table-cell table:number-columns-repeated="4"/>
          <table:table-cell table:style-name="ce1" office:value-type="string">
            <text:p>Clock # 2 Port</text:p>
          </table:table-cell>
          <table:table-cell table:style-name="ce27" office:value-type="string">
            <text:p>2/55</text:p>
          </table:table-cell>
        </table:table-row>
        <table:table-row table:style-name="ro1">
          <table:table-cell/>
          <table:table-cell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24" office:value-type="string">
            <text:p>Test Description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Comments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ae00"/>
    </style:style>
    <style:style style:name="Untitled2" style:family="table-cell" style:parent-style-name="Default">
      <style:table-cell-properties fo:background-color="#e6ff00"/>
    </style:style>
    <style:style style:name="Untitled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/00/0000</text:date>, <text:time style:data-style-name="N2" text:time-value="0000-00-00T11:13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02-28T13:01:17</meta:creation-date>
    <dc:date>2014-03-11T10:53:50</dc:date>
    <dc:creator>James </dc:creator>
    <meta:editing-duration>P6DT6H15M14S</meta:editing-duration>
    <meta:editing-cycles>13</meta:editing-cycles>
    <meta:generator>LibreOffice/4.0.2.2$Linux_X86_64 LibreOffice_project/400m0$Build-2</meta:generator>
    <meta:document-statistic meta:table-count="12" meta:cell-count="537" meta:object-count="0"/>
  </office:meta>
</office:document-meta>
</file>